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6mm"/>
    </style:style>
    <style:style style:name="co2" style:family="table-column">
      <style:table-column-properties fo:break-before="auto" style:column-width="66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sphere35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string" calcext:value-type="string">
            <text:p>_meta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hostvars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D_ENDA_4233a825-51f4-8c0c-04e2-f6540714b614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1b7d-c56a-043c-9df0-6dfdb4351d2b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AD_ENDA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a825-51f4-8c0c-04e2-f6540714b614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_ENDA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AFFICHAGE_DYN_423333a0-2ef4-e559-3946-1c9d54751bf5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9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eb043350-46ca-38f4-7193-89b9b68593c2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AFFICHAGE_DYN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33a0-2ef4-e559-3946-1c9d54751bf5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FFICHAGE_DYN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AlmaLinux8.3_42036d72-11e3-3d4e-3ab7-53e90684d1f4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7_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036b61-7f27-1237-b21d-836ad159a87b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AlmaLinux8.3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036d72-11e3-3d4e-3ab7-53e90684d1f4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maLinux8.3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ff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BACKUP_MAJ_FRMW_DNS_42338ea8-7743-791a-5cb9-ae9ad4af9927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8252-a569-0a8d-64f9-30f3a76c0d6b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BACKUP_MAJ_FRMW_DNS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8ea8-7743-791a-5cb9-ae9ad4af9927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ACKUP_MAJ_FRMW_DNS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ff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BACKUP_MAJ_FRMW_NAV_42336569-0cca-d658-60e0-b2f12d605b5c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a43c-ca90-d888-b97b-f5c5c45685c1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BACKUP_MAJ_FRMW_NAV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6569-0cca-d658-60e0-b2f12d605b5c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ACKUP_MAJ_FRMW_NAV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ff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CRM_Oracle_SRV_423360fc-e269-8ce8-2f38-aafed7526004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9e79-cf6f-a7b0-02c1-c3382becc59f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CRM_Oracle_SRV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60fc-e269-8ce8-2f38-aafed7526004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RM_Oracle_SRV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Centos7.9_4233e82f-667e-698f-15c7-79ebc36248a3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7_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d89a-ceff-0c49-e629-8e583cace4db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Centos7.9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e82f-667e-698f-15c7-79ebc36248a3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entos7.9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ff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Cron_Tasks_Server_423383d2-7e73-790f-f62e-c034fd3ec15c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d4b6-6d9a-2243-ab62-933c64932d52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Cron_Tasks_Server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83d2-7e73-790f-f62e-c034fd3ec15c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ron_Tasks_Server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ff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DNS_1_4233a8df-f5b9-1abe-269b-39eaa5dda483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211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9343-417a-609b-7eba-e10b36deeb5b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DNS_1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a8df-f5b9-1abe-269b-39eaa5dda483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centos7_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ns1.endatamweel.tn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211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NS_1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DWH-P2V-219_42334afe-64fd-73df-0696-cceb68c12725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219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5f23-1346-a41c-27f3-4469b278b5db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DWH-P2V-219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4afe-64fd-73df-0696-cceb68c12725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centos6_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localhost.localdomain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219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WH-P2V-219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00040" calcext:value-type="float">
            <text:p>100040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ENDA-VC-C1_564dcb90-1afa-b381-c928-7ff0813bcc0f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0.35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other3xLinux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2a62f73-8df1-ba11-bffe-60fd5327d569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ENDA-VC-C1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564dcb90-1afa-b381-c928-7ff0813bcc0f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other3xLinux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vcenter.endarabe.org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0.35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DA-VC-C1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ENDACASHSERVER_81_42339ab9-ff30-e897-56e6-f3c725772cce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69.254.98.83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c3db-d853-461b-1195-c9ef5f99a180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ENDACASHSERVER_81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9ab9-ff30-e897-56e6-f3c725772cce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TESTNAV1-0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69.254.98.83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NDACASHSERVER_81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GLPI-243_42333c88-3c58-16b8-c63a-93d2d2bfd11f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243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7cad-a706-754a-18ec-5fc3b660af31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GLPI-243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3c88-3c58-16b8-c63a-93d2d2bfd11f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centos7_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apps.endatamweel.tn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243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GLPI-243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HA_Proxy_LB_2_42330be1-5a43-cd6c-6c97-ef0eae9d2178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161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45e3-4435-dbf6-5c4c-f2421935d0bf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HA_Proxy_LB_2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0be1-5a43-cd6c-6c97-ef0eae9d2178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centos7_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lb2.endatamweel.tn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161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A_Proxy_LB_2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2288" calcext:value-type="float">
            <text:p>12288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HA_Proxy_LB_3_4233d528-f14b-4b1a-628a-9cd30cce5ab9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171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2e49-623b-99fd-047e-b3012414c5ab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HA_Proxy_LB_3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d528-f14b-4b1a-628a-9cd30cce5ab9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centos7_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lb3.endatamweel.tn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171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A_Proxy_LB_3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2288" calcext:value-type="float">
            <text:p>12288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HA_Proxy_LB_564d19f1-0f03-0897-9cae-8d0194449faf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150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03c285-b0b9-f239-482b-bf735628cd21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HA_Proxy_LB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564d19f1-0f03-0897-9cae-8d0194449faf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centos7_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lb.endatamweel.tn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150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A_Proxy_LB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2288" calcext:value-type="float">
            <text:p>12288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HP-3PAR-VSP-8200-PROD_564d14e0-b5f2-86b7-f130-64c3f194c7bb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0.43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rhel6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23ec942-826c-c998-7bc9-ec4688c7a27e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HP-3PAR-VSP-8200-PROD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564d14e0-b5f2-86b7-f130-64c3f194c7bb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debian9_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SPCZ2815062Z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0.43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P-3PAR-VSP-8200-PROD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HRMAPSVM_423388bd-0607-8db6-8bb1-3e4439c8e71a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0205-2de4-cb98-755d-4183f516543e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HRMAPSVM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88bd-0607-8db6-8bb1-3e4439c8e71a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RMAPSVM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ff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Kaspersky_Win2008SRV_42338dc2-3116-4d3c-0812-7212a808b7fd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7_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38cb-bb79-fc12-8bc7-d7a987ac0e91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Kaspersky_Win2008SRV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8dc2-3116-4d3c-0812-7212a808b7fd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aspersky_Win2008SRV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4336" calcext:value-type="float">
            <text:p>14336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Micro-Equity-App(241)_42334a42-456b-e24e-b517-7af376012a6b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241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08f8-a727-c0cf-bbad-9a36342e5e1f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Micro-Equity-App(241)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4a42-456b-e24e-b517-7af376012a6b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centos6_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testomcat.endatamweel.tn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241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icro-Equity-App(241)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2288" calcext:value-type="float">
            <text:p>12288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Mifos_DB_Server (MDB 213)_42334801-a8d6-78fe-6e48-1b756a89efd7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213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003d-6d0b-74d4-3672-a58fe07fd077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Mifos_DB_Server (MDB 213)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4801-a8d6-78fe-6e48-1b756a89efd7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centos6_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endaDBserver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213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ifos_DB_Server (MDB 213)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Mifos_J-1_MDB_C [46]_423334a1-fcf2-c79b-6e9e-e89f8e795f91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46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feae-734b-766d-b6cd-052f17ba46d5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Mifos_J-1_MDB_C [46]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34a1-fcf2-c79b-6e9e-e89f8e795f91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centos6_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endaDBserver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4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ifos_J-1_MDB_C [46]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Mifos_Rep_Server [246]_42333597-1d60-5d62-b00b-fd02d5d2902c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d68a-6a5c-a91e-aaf7-a876cbcda122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Mifos_Rep_Server [246]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3597-1d60-5d62-b00b-fd02d5d2902c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ifos_Rep_Server [246]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ff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Mifos_Web_Server_1 (205)_4233eb1f-b809-9513-402b-60a344af5ea4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208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Longhorn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f36a-5a61-30ae-8360-3d28de47e434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Mifos_Web_Server_1 (205)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eb1f-b809-9513-402b-60a344af5ea4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WIN_MIFOS_SERV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208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ifos_Web_Server_1 (205)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22528" calcext:value-type="float">
            <text:p>22528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Mifos_Web_Server_6 (95)_42338a5c-11b9-bd7e-0ceb-824345af703c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95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5063-4686-d392-4422-7635eb7e6a8d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Mifos_Web_Server_6 (95)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8a5c-11b9-bd7e-0ceb-824345af703c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centos6_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mifoswebserver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95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ifos_Web_Server_6 (95)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8432" calcext:value-type="float">
            <text:p>18432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Mysql Workligh DB_ME_4233b08a-c389-cfe8-e429-8d78051857b7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238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rhel7_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aec7-c1e6-2b44-045a-08cb8f2ddbd6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Mysql Workligh DB_ME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b08a-c389-cfe8-e429-8d78051857b7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ubuntu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mysql.dev.ibm.enda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238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ysql Workligh DB_ME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Mysql_SDB_Server_564d6f9a-4499-0b46-3556-42a9071e9a86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1.243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3756-1244-0708-7fb6-2cf98e087b2e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Mysql_SDB_Server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564d6f9a-4499-0b46-3556-42a9071e9a86</text:p>
          </table:table-cell>
        </table:table-row>
        <table:table-row table:style-name="ro1">
          <table:table-cell office:value-type="string" calcext:value-type="string">
            <text:p>databases</text:p>
          </table:table-cell>
          <table:table-cell office:value-type="string" calcext:value-type="string">
            <text:p>mysql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centos7_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appdb.endatamweel.tn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1.243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ysql_SDB_Server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NAV_2013_ENDA_TAMWEEL_4233de5b-12da-789d-f730-172ed0b6e2db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cc1a-d3b1-b24f-7b91-7670a2a34483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NAV_2013_ENDA_TAMWEEL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de5b-12da-789d-f730-172ed0b6e2db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V_2013_ENDA_TAMWEEL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ff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NAV_2013_PROD_207_42336703-59a3-254a-0d8a-4b9c40f2854e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eb4d-2c86-f6ba-0b5c-766e065dd2c6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NAV_2013_PROD_207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6703-59a3-254a-0d8a-4b9c40f2854e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V_2013_PROD_207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Nagios_Server_42332b2b-109b-9779-1301-257b0fda507c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130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69bd-4439-cff1-1521-a0e57d4d8e5d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Nagios_Server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2b2b-109b-9779-1301-257b0fda507c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centos7_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nagios.endatamweel.tn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130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gios_Server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OpenVPN1_4233dfce-fc72-c3a8-cf62-c2009fe18de6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210.10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oracleLinux7_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0b19-40c6-3257-2322-4fef7de41453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OpenVPN1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dfce-fc72-c3a8-cf62-c2009fe18de6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/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OpenVPN1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210.10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penVPN1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OracleLinux8.3_42332969-a9f4-eecd-fb86-b87ebae38e3a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oracleLinux7_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ee40-e137-af59-8670-9cad56c904dc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OracleLinux8.3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2969-a9f4-eecd-fb86-b87ebae38e3a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racleLinux8.3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ff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T24-JBOSS-240_4233a5c7-c944-4a13-ed41-a91f42ade0f9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92.168.56.1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8d63-618c-df07-4405-9a96476a7e7a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T24-JBOSS-240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a5c7-c944-4a13-ed41-a91f42ade0f9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TESTNAV1-0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92.168.56.1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24-JBOSS-240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T24_Clone_Prod_NAV_82_4233f4c9-f5b9-964f-3db9-9f2aba14d312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8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dd28-ff83-9413-5688-dc8657bd49a5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T24_Clone_Prod_NAV_82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f4c9-f5b9-964f-3db9-9f2aba14d312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24-NAV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24_Clone_Prod_NAV_82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ff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T24_DEV_DSI_66_42338a3e-7caf-da4f-790a-f87bb9433061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9.66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8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819a-500f-829d-8945-bee01e5cd26b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T24_DEV_DSI_66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8a3e-7caf-da4f-790a-f87bb9433061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windows9Server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24-DSI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9.6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24_DEV_DSI_66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271360" calcext:value-type="float">
            <text:p>271360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T24_FOR_NAV_564d522e-8647-773b-8cb2-8da88354c1ad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9.123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8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1ddf-c752-9e40-9246-80ebb0d1bceb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T24_FOR_NAV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564d522e-8647-773b-8cb2-8da88354c1ad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windows9Server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TEST-SATURN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9.123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24_FOR_NAV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368640" calcext:value-type="float">
            <text:p>368640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T24_JBOSS_Interfaces_240_4233a12f-cbc8-88ef-a221-2ba08bc0da74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240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cd98-48e5-dcb1-8b1a-70875f8f0767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T24_JBOSS_Interfaces_240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a12f-cbc8-88ef-a221-2ba08bc0da74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TESTNAV1-0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240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24_JBOSS_Interfaces_240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T24_Mifos_GoLive_DB_45_42334d40-c899-d8c3-a4f3-80219f143f3f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centos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f716-ca56-6845-0cfe-a8179cef60fb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T24_Mifos_GoLive_DB_45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4d40-c899-d8c3-a4f3-80219f143f3f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24_Mifos_GoLive_DB_45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ff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T24_Prod_TAFJ_Extract_122_564d3319-5838-6d8d-d811-a5b1d369d951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9.122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8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0ac096-63bb-8fd5-09d9-33d998ef0209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T24_Prod_TAFJ_Extract_122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564d3319-5838-6d8d-d811-a5b1d369d951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windows9Server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24-MOON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9.122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24_Prod_TAFJ_Extract_122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62144" calcext:value-type="float">
            <text:p>162144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T24_TAFJ2_Post_64_564d221f-886a-21e8-e835-62b2d7e3f33c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9.64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8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0adced-0fa0-ce07-44f9-ec981b5a1e53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T24_TAFJ2_Post_64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564d221f-886a-21e8-e835-62b2d7e3f33c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windows9Server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LIVE-SATURN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9.64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24_TAFJ2_Post_64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320000" calcext:value-type="float">
            <text:p>320000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Ubuntu-2004-LTS_42332dc7-c190-bf91-5f46-5ce30089201c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ubuntu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79cf-fb5a-a346-313f-d73dc44c07b7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Ubuntu-2004-LTS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2dc7-c190-bf91-5f46-5ce30089201c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ubuntu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ubuntu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buntu-2004-LTS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ff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WEB_PHP_42175ae7-e44b-271f-8812-890c7e336e04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242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ubuntu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1785f8-604b-c8dd-7a55-686eca52dba4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WEB_PHP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175ae7-e44b-271f-8812-890c7e336e04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ubuntu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mifosDB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242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EB_PHP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WIN_2016_SRV_STD_T24_4233bff5-e613-a8ff-56d8-3b41efcce802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dows9Server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9253-9064-ac19-f00c-106d8635ba6c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WIN_2016_SRV_STD_T24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bff5-e613-a8ff-56d8-3b41efcce802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windows9Server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notRunning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_2016_SRV_STD_T24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ff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[IBM]-Worklight_Dev_423389c6-d527-fd45-87da-0338c917e8e1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237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ubuntu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0dfa-c028-007d-9baf-36805101f4ee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[IBM]-Worklight_Dev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89c6-d527-fd45-87da-0338c917e8e1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ubuntu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worklight.dev.ibm.enda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237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[IBM]-Worklight_Dev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mifos_Web_Server_Reclam_4233e3c8-38ce-32aa-2850-3512e49a5557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ansible_host</text:p>
          </table:table-cell>
          <table:table-cell office:value-type="string" calcext:value-type="string">
            <text:p>10.1.12.203</text:p>
          </table:table-cell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config.cpuHotAdd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cpuHotRemoveEnabled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guestId</text:p>
          </table:table-cell>
          <table:table-cell office:value-type="string" calcext:value-type="string">
            <text:p>winLonghorn64Guest</text:p>
          </table:table-cell>
        </table:table-row>
        <table:table-row table:style-name="ro1">
          <table:table-cell office:value-type="string" calcext:value-type="string">
            <text:p>config.hardware.numCPU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g.instanceUuid</text:p>
          </table:table-cell>
          <table:table-cell office:value-type="string" calcext:value-type="string">
            <text:p>50337c2a-0fd7-fb7c-f90d-6c00e43925e5</text:p>
          </table:table-cell>
        </table:table-row>
        <table:table-row table:style-name="ro1">
          <table:table-cell office:value-type="string" calcext:value-type="string">
            <text:p>config.name</text:p>
          </table:table-cell>
          <table:table-cell office:value-type="string" calcext:value-type="string">
            <text:p>mifos_Web_Server_Reclam</text:p>
          </table:table-cell>
        </table:table-row>
        <table:table-row table:style-name="ro1">
          <table:table-cell office:value-type="string" calcext:value-type="string">
            <text:p>config.template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config.uuid</text:p>
          </table:table-cell>
          <table:table-cell office:value-type="string" calcext:value-type="string">
            <text:p>4233e3c8-38ce-32aa-2850-3512e49a5557</text:p>
          </table:table-cell>
        </table:table-row>
        <table:table-row table:style-name="ro1">
          <table:table-cell office:value-type="string" calcext:value-type="string">
            <text:p>guest.guestId</text:p>
          </table:table-cell>
          <table:table-cell office:value-type="string" calcext:value-type="string">
            <text:p>windows7Server64Guest</text:p>
          </table:table-cell>
        </table:table-row>
        <table:table-row table:style-name="ro1">
          <table:table-cell office:value-type="string" calcext:value-type="string">
            <text:p>guest.guestState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guest.hostName</text:p>
          </table:table-cell>
          <table:table-cell office:value-type="string" calcext:value-type="string">
            <text:p>WIN_MIFOS_RECLAM</text:p>
          </table:table-cell>
        </table:table-row>
        <table:table-row table:style-name="ro1">
          <table:table-cell office:value-type="string" calcext:value-type="string">
            <text:p>guest.ipAddress</text:p>
          </table:table-cell>
          <table:table-cell office:value-type="string" calcext:value-type="string">
            <text:p>10.1.12.203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ifos_Web_Server_Reclam</text:p>
          </table:table-cell>
        </table:table-row>
        <table:table-row table:style-name="ro1">
          <table:table-cell office:value-type="string" calcext:value-type="string">
            <text:p>runtime.connectionState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string" calcext:value-type="string">
            <text:p>runtime.maxMemoryUsage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summary.runtime.powerState</text:p>
          </table:table-cell>
          <table:table-cell office:value-type="string" calcext:value-type="string">
            <text:p>poweredOn</text:p>
          </table:table-cell>
        </table:table-row>
        <table:table-row table:style-name="ro1">
          <table:table-cell office:value-type="string" calcext:value-type="string">
            <text:p>tag_category</text:p>
          </table:table-cell>
          <table:table-cell office:value-type="string" calcext:value-type="string">
            <text:p><text:s/>{}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<text:s text:c="12"/>}</text:p>
          </table:table-cell>
          <table:table-cell/>
        </table:table-row>
        <table:table-row table:style-name="ro1">
          <table:table-cell office:value-type="string" calcext:value-type="string">
            <text:p><text:s text:c="8"/>}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children</text:p>
          </table:table-cell>
          <table:table-cell office:value-type="string" calcext:value-type="string">
            <text:p><text:s/>[</text:p>
          </table:table-cell>
        </table:table-row>
        <table:table-row table:style-name="ro1">
          <table:table-cell office:value-type="string" calcext:value-type="string">
            <text:p>centos64Guest</text:p>
          </table:table-cell>
          <table:table-cell/>
        </table:table-row>
        <table:table-row table:style-name="ro1">
          <table:table-cell office:value-type="string" calcext:value-type="string">
            <text:p>centos7_64Guest</text:p>
          </table:table-cell>
          <table:table-cell/>
        </table:table-row>
        <table:table-row table:style-name="ro1">
          <table:table-cell office:value-type="string" calcext:value-type="string">
            <text:p>oracleLinux7_64Guest</text:p>
          </table:table-cell>
          <table:table-cell/>
        </table:table-row>
        <table:table-row table:style-name="ro1">
          <table:table-cell office:value-type="string" calcext:value-type="string">
            <text:p>other3xLinux64Guest</text:p>
          </table:table-cell>
          <table:table-cell/>
        </table:table-row>
        <table:table-row table:style-name="ro1">
          <table:table-cell office:value-type="string" calcext:value-type="string">
            <text:p>poweredOff</text:p>
          </table:table-cell>
          <table:table-cell/>
        </table:table-row>
        <table:table-row table:style-name="ro1">
          <table:table-cell office:value-type="string" calcext:value-type="string">
            <text:p>poweredOn</text:p>
          </table:table-cell>
          <table:table-cell/>
        </table:table-row>
        <table:table-row table:style-name="ro1">
          <table:table-cell office:value-type="string" calcext:value-type="string">
            <text:p>rhel6Guest</text:p>
          </table:table-cell>
          <table:table-cell/>
        </table:table-row>
        <table:table-row table:style-name="ro1">
          <table:table-cell office:value-type="string" calcext:value-type="string">
            <text:p>rhel7_64Guest</text:p>
          </table:table-cell>
          <table:table-cell/>
        </table:table-row>
        <table:table-row table:style-name="ro1">
          <table:table-cell office:value-type="string" calcext:value-type="string">
            <text:p>ubuntu64Guest</text:p>
          </table:table-cell>
          <table:table-cell/>
        </table:table-row>
        <table:table-row table:style-name="ro1">
          <table:table-cell office:value-type="string" calcext:value-type="string">
            <text:p>ungrouped</text:p>
          </table:table-cell>
          <table:table-cell/>
        </table:table-row>
        <table:table-row table:style-name="ro1">
          <table:table-cell office:value-type="string" calcext:value-type="string">
            <text:p>winLonghorn64Guest</text:p>
          </table:table-cell>
          <table:table-cell/>
        </table:table-row>
        <table:table-row table:style-name="ro1">
          <table:table-cell office:value-type="string" calcext:value-type="string">
            <text:p>windows7Server64Guest</text:p>
          </table:table-cell>
          <table:table-cell/>
        </table:table-row>
        <table:table-row table:style-name="ro1">
          <table:table-cell office:value-type="string" calcext:value-type="string">
            <text:p>windows7_64Guest</text:p>
          </table:table-cell>
          <table:table-cell/>
        </table:table-row>
        <table:table-row table:style-name="ro1">
          <table:table-cell office:value-type="string" calcext:value-type="string">
            <text:p>windows8Server64Guest</text:p>
          </table:table-cell>
          <table:table-cell/>
        </table:table-row>
        <table:table-row table:style-name="ro1">
          <table:table-cell office:value-type="string" calcext:value-type="string">
            <text:p>windows9Server64Guest</text:p>
          </table:table-cell>
          <table:table-cell/>
        </table:table-row>
        <table:table-row table:style-name="ro1">
          <table:table-cell office:value-type="string" calcext:value-type="string">
            <text:p><text:s text:c="8"/>]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centos64Guest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<text:s/>[</text:p>
          </table:table-cell>
        </table:table-row>
        <table:table-row table:style-name="ro1">
          <table:table-cell office:value-type="string" calcext:value-type="string">
            <text:p>BACKUP_MAJ_FRMW_DNS_42338ea8-7743-791a-5cb9-ae9ad4af9927</text:p>
          </table:table-cell>
          <table:table-cell/>
        </table:table-row>
        <table:table-row table:style-name="ro1">
          <table:table-cell office:value-type="string" calcext:value-type="string">
            <text:p>CRM_Oracle_SRV_423360fc-e269-8ce8-2f38-aafed7526004</text:p>
          </table:table-cell>
          <table:table-cell/>
        </table:table-row>
        <table:table-row table:style-name="ro1">
          <table:table-cell office:value-type="string" calcext:value-type="string">
            <text:p>Cron_Tasks_Server_423383d2-7e73-790f-f62e-c034fd3ec15c</text:p>
          </table:table-cell>
          <table:table-cell/>
        </table:table-row>
        <table:table-row table:style-name="ro1">
          <table:table-cell office:value-type="string" calcext:value-type="string">
            <text:p>DNS_1_4233a8df-f5b9-1abe-269b-39eaa5dda483</text:p>
          </table:table-cell>
          <table:table-cell/>
        </table:table-row>
        <table:table-row table:style-name="ro1">
          <table:table-cell office:value-type="string" calcext:value-type="string">
            <text:p>DWH-P2V-219_42334afe-64fd-73df-0696-cceb68c12725</text:p>
          </table:table-cell>
          <table:table-cell/>
        </table:table-row>
        <table:table-row table:style-name="ro1">
          <table:table-cell office:value-type="string" calcext:value-type="string">
            <text:p>GLPI-243_42333c88-3c58-16b8-c63a-93d2d2bfd11f</text:p>
          </table:table-cell>
          <table:table-cell/>
        </table:table-row>
        <table:table-row table:style-name="ro1">
          <table:table-cell office:value-type="string" calcext:value-type="string">
            <text:p>Micro-Equity-App(241)_42334a42-456b-e24e-b517-7af376012a6b</text:p>
          </table:table-cell>
          <table:table-cell/>
        </table:table-row>
        <table:table-row table:style-name="ro1">
          <table:table-cell office:value-type="string" calcext:value-type="string">
            <text:p>Mifos_DB_Server (MDB 213)_42334801-a8d6-78fe-6e48-1b756a89efd7</text:p>
          </table:table-cell>
          <table:table-cell/>
        </table:table-row>
        <table:table-row table:style-name="ro1">
          <table:table-cell office:value-type="string" calcext:value-type="string">
            <text:p>Mifos_J-1_MDB_C [46]_423334a1-fcf2-c79b-6e9e-e89f8e795f91</text:p>
          </table:table-cell>
          <table:table-cell/>
        </table:table-row>
        <table:table-row table:style-name="ro1">
          <table:table-cell office:value-type="string" calcext:value-type="string">
            <text:p>Mifos_Rep_Server [246]_42333597-1d60-5d62-b00b-fd02d5d2902c</text:p>
          </table:table-cell>
          <table:table-cell/>
        </table:table-row>
        <table:table-row table:style-name="ro1">
          <table:table-cell office:value-type="string" calcext:value-type="string">
            <text:p>Mifos_Web_Server_6 (95)_42338a5c-11b9-bd7e-0ceb-824345af703c</text:p>
          </table:table-cell>
          <table:table-cell/>
        </table:table-row>
        <table:table-row table:style-name="ro1">
          <table:table-cell office:value-type="string" calcext:value-type="string">
            <text:p>Mysql_SDB_Server_564d6f9a-4499-0b46-3556-42a9071e9a86</text:p>
          </table:table-cell>
          <table:table-cell/>
        </table:table-row>
        <table:table-row table:style-name="ro1">
          <table:table-cell office:value-type="string" calcext:value-type="string">
            <text:p>Nagios_Server_42332b2b-109b-9779-1301-257b0fda507c</text:p>
          </table:table-cell>
          <table:table-cell/>
        </table:table-row>
        <table:table-row table:style-name="ro1">
          <table:table-cell office:value-type="string" calcext:value-type="string">
            <text:p>T24_Mifos_GoLive_DB_45_42334d40-c899-d8c3-a4f3-80219f143f3f</text:p>
          </table:table-cell>
          <table:table-cell/>
        </table:table-row>
        <table:table-row table:style-name="ro1">
          <table:table-cell office:value-type="string" calcext:value-type="string">
            <text:p><text:s text:c="8"/>]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centos7_64Guest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<text:s/>[</text:p>
          </table:table-cell>
        </table:table-row>
        <table:table-row table:style-name="ro1">
          <table:table-cell office:value-type="string" calcext:value-type="string">
            <text:p>AlmaLinux8.3_42036d72-11e3-3d4e-3ab7-53e90684d1f4</text:p>
          </table:table-cell>
          <table:table-cell/>
        </table:table-row>
        <table:table-row table:style-name="ro1">
          <table:table-cell office:value-type="string" calcext:value-type="string">
            <text:p>Centos7.9_4233e82f-667e-698f-15c7-79ebc36248a3</text:p>
          </table:table-cell>
          <table:table-cell/>
        </table:table-row>
        <table:table-row table:style-name="ro1">
          <table:table-cell office:value-type="string" calcext:value-type="string">
            <text:p><text:s text:c="8"/>]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oracleLinux7_64Guest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<text:s/>[</text:p>
          </table:table-cell>
        </table:table-row>
        <table:table-row table:style-name="ro1">
          <table:table-cell office:value-type="string" calcext:value-type="string">
            <text:p>OpenVPN1_4233dfce-fc72-c3a8-cf62-c2009fe18de6</text:p>
          </table:table-cell>
          <table:table-cell/>
        </table:table-row>
        <table:table-row table:style-name="ro1">
          <table:table-cell office:value-type="string" calcext:value-type="string">
            <text:p>OracleLinux8.3_42332969-a9f4-eecd-fb86-b87ebae38e3a</text:p>
          </table:table-cell>
          <table:table-cell/>
        </table:table-row>
        <table:table-row table:style-name="ro1">
          <table:table-cell office:value-type="string" calcext:value-type="string">
            <text:p><text:s text:c="8"/>]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other3xLinux64Guest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<text:s/>[</text:p>
          </table:table-cell>
        </table:table-row>
        <table:table-row table:style-name="ro1">
          <table:table-cell office:value-type="string" calcext:value-type="string">
            <text:p>ENDA-VC-C1_564dcb90-1afa-b381-c928-7ff0813bcc0f</text:p>
          </table:table-cell>
          <table:table-cell/>
        </table:table-row>
        <table:table-row table:style-name="ro1">
          <table:table-cell office:value-type="string" calcext:value-type="string">
            <text:p><text:s text:c="8"/>]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poweredOff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<text:s/>[</text:p>
          </table:table-cell>
        </table:table-row>
        <table:table-row table:style-name="ro1">
          <table:table-cell office:value-type="string" calcext:value-type="string">
            <text:p>AlmaLinux8.3_42036d72-11e3-3d4e-3ab7-53e90684d1f4</text:p>
          </table:table-cell>
          <table:table-cell/>
        </table:table-row>
        <table:table-row table:style-name="ro1">
          <table:table-cell office:value-type="string" calcext:value-type="string">
            <text:p>BACKUP_MAJ_FRMW_DNS_42338ea8-7743-791a-5cb9-ae9ad4af9927</text:p>
          </table:table-cell>
          <table:table-cell/>
        </table:table-row>
        <table:table-row table:style-name="ro1">
          <table:table-cell office:value-type="string" calcext:value-type="string">
            <text:p>BACKUP_MAJ_FRMW_NAV_42336569-0cca-d658-60e0-b2f12d605b5c</text:p>
          </table:table-cell>
          <table:table-cell/>
        </table:table-row>
        <table:table-row table:style-name="ro1">
          <table:table-cell office:value-type="string" calcext:value-type="string">
            <text:p>Centos7.9_4233e82f-667e-698f-15c7-79ebc36248a3</text:p>
          </table:table-cell>
          <table:table-cell/>
        </table:table-row>
        <table:table-row table:style-name="ro1">
          <table:table-cell office:value-type="string" calcext:value-type="string">
            <text:p>Cron_Tasks_Server_423383d2-7e73-790f-f62e-c034fd3ec15c</text:p>
          </table:table-cell>
          <table:table-cell/>
        </table:table-row>
        <table:table-row table:style-name="ro1">
          <table:table-cell office:value-type="string" calcext:value-type="string">
            <text:p>HRMAPSVM_423388bd-0607-8db6-8bb1-3e4439c8e71a</text:p>
          </table:table-cell>
          <table:table-cell/>
        </table:table-row>
        <table:table-row table:style-name="ro1">
          <table:table-cell office:value-type="string" calcext:value-type="string">
            <text:p>Mifos_Rep_Server [246]_42333597-1d60-5d62-b00b-fd02d5d2902c</text:p>
          </table:table-cell>
          <table:table-cell/>
        </table:table-row>
        <table:table-row table:style-name="ro1">
          <table:table-cell office:value-type="string" calcext:value-type="string">
            <text:p>NAV_2013_ENDA_TAMWEEL_4233de5b-12da-789d-f730-172ed0b6e2db</text:p>
          </table:table-cell>
          <table:table-cell/>
        </table:table-row>
        <table:table-row table:style-name="ro1">
          <table:table-cell office:value-type="string" calcext:value-type="string">
            <text:p>OracleLinux8.3_42332969-a9f4-eecd-fb86-b87ebae38e3a</text:p>
          </table:table-cell>
          <table:table-cell/>
        </table:table-row>
        <table:table-row table:style-name="ro1">
          <table:table-cell office:value-type="string" calcext:value-type="string">
            <text:p>T24_Clone_Prod_NAV_82_4233f4c9-f5b9-964f-3db9-9f2aba14d312</text:p>
          </table:table-cell>
          <table:table-cell/>
        </table:table-row>
        <table:table-row table:style-name="ro1">
          <table:table-cell office:value-type="string" calcext:value-type="string">
            <text:p>T24_Mifos_GoLive_DB_45_42334d40-c899-d8c3-a4f3-80219f143f3f</text:p>
          </table:table-cell>
          <table:table-cell/>
        </table:table-row>
        <table:table-row table:style-name="ro1">
          <table:table-cell office:value-type="string" calcext:value-type="string">
            <text:p>Ubuntu-2004-LTS_42332dc7-c190-bf91-5f46-5ce30089201c</text:p>
          </table:table-cell>
          <table:table-cell/>
        </table:table-row>
        <table:table-row table:style-name="ro1">
          <table:table-cell office:value-type="string" calcext:value-type="string">
            <text:p>WIN_2016_SRV_STD_T24_4233bff5-e613-a8ff-56d8-3b41efcce802</text:p>
          </table:table-cell>
          <table:table-cell/>
        </table:table-row>
        <table:table-row table:style-name="ro1">
          <table:table-cell office:value-type="string" calcext:value-type="string">
            <text:p><text:s text:c="8"/>]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poweredOn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<text:s/>[</text:p>
          </table:table-cell>
        </table:table-row>
        <table:table-row table:style-name="ro1">
          <table:table-cell office:value-type="string" calcext:value-type="string">
            <text:p>AD_ENDA_4233a825-51f4-8c0c-04e2-f6540714b614</text:p>
          </table:table-cell>
          <table:table-cell/>
        </table:table-row>
        <table:table-row table:style-name="ro1">
          <table:table-cell office:value-type="string" calcext:value-type="string">
            <text:p>AFFICHAGE_DYN_423333a0-2ef4-e559-3946-1c9d54751bf5</text:p>
          </table:table-cell>
          <table:table-cell/>
        </table:table-row>
        <table:table-row table:style-name="ro1">
          <table:table-cell office:value-type="string" calcext:value-type="string">
            <text:p>CRM_Oracle_SRV_423360fc-e269-8ce8-2f38-aafed7526004</text:p>
          </table:table-cell>
          <table:table-cell/>
        </table:table-row>
        <table:table-row table:style-name="ro1">
          <table:table-cell office:value-type="string" calcext:value-type="string">
            <text:p>DNS_1_4233a8df-f5b9-1abe-269b-39eaa5dda483</text:p>
          </table:table-cell>
          <table:table-cell/>
        </table:table-row>
        <table:table-row table:style-name="ro1">
          <table:table-cell office:value-type="string" calcext:value-type="string">
            <text:p>DWH-P2V-219_42334afe-64fd-73df-0696-cceb68c12725</text:p>
          </table:table-cell>
          <table:table-cell/>
        </table:table-row>
        <table:table-row table:style-name="ro1">
          <table:table-cell office:value-type="string" calcext:value-type="string">
            <text:p>ENDA-VC-C1_564dcb90-1afa-b381-c928-7ff0813bcc0f</text:p>
          </table:table-cell>
          <table:table-cell/>
        </table:table-row>
        <table:table-row table:style-name="ro1">
          <table:table-cell office:value-type="string" calcext:value-type="string">
            <text:p>ENDACASHSERVER_81_42339ab9-ff30-e897-56e6-f3c725772cce</text:p>
          </table:table-cell>
          <table:table-cell/>
        </table:table-row>
        <table:table-row table:style-name="ro1">
          <table:table-cell office:value-type="string" calcext:value-type="string">
            <text:p>GLPI-243_42333c88-3c58-16b8-c63a-93d2d2bfd11f</text:p>
          </table:table-cell>
          <table:table-cell/>
        </table:table-row>
        <table:table-row table:style-name="ro1">
          <table:table-cell office:value-type="string" calcext:value-type="string">
            <text:p>HA_Proxy_LB_2_42330be1-5a43-cd6c-6c97-ef0eae9d2178</text:p>
          </table:table-cell>
          <table:table-cell/>
        </table:table-row>
        <table:table-row table:style-name="ro1">
          <table:table-cell office:value-type="string" calcext:value-type="string">
            <text:p>HA_Proxy_LB_3_4233d528-f14b-4b1a-628a-9cd30cce5ab9</text:p>
          </table:table-cell>
          <table:table-cell/>
        </table:table-row>
        <table:table-row table:style-name="ro1">
          <table:table-cell office:value-type="string" calcext:value-type="string">
            <text:p>HA_Proxy_LB_564d19f1-0f03-0897-9cae-8d0194449faf</text:p>
          </table:table-cell>
          <table:table-cell/>
        </table:table-row>
        <table:table-row table:style-name="ro1">
          <table:table-cell office:value-type="string" calcext:value-type="string">
            <text:p>HP-3PAR-VSP-8200-PROD_564d14e0-b5f2-86b7-f130-64c3f194c7bb</text:p>
          </table:table-cell>
          <table:table-cell/>
        </table:table-row>
        <table:table-row table:style-name="ro1">
          <table:table-cell office:value-type="string" calcext:value-type="string">
            <text:p>Kaspersky_Win2008SRV_42338dc2-3116-4d3c-0812-7212a808b7fd</text:p>
          </table:table-cell>
          <table:table-cell/>
        </table:table-row>
        <table:table-row table:style-name="ro1">
          <table:table-cell office:value-type="string" calcext:value-type="string">
            <text:p>Micro-Equity-App(241)_42334a42-456b-e24e-b517-7af376012a6b</text:p>
          </table:table-cell>
          <table:table-cell/>
        </table:table-row>
        <table:table-row table:style-name="ro1">
          <table:table-cell office:value-type="string" calcext:value-type="string">
            <text:p>Mifos_DB_Server (MDB 213)_42334801-a8d6-78fe-6e48-1b756a89efd7</text:p>
          </table:table-cell>
          <table:table-cell/>
        </table:table-row>
        <table:table-row table:style-name="ro1">
          <table:table-cell office:value-type="string" calcext:value-type="string">
            <text:p>Mifos_J-1_MDB_C [46]_423334a1-fcf2-c79b-6e9e-e89f8e795f91</text:p>
          </table:table-cell>
          <table:table-cell/>
        </table:table-row>
        <table:table-row table:style-name="ro1">
          <table:table-cell office:value-type="string" calcext:value-type="string">
            <text:p>Mifos_Web_Server_1 (205)_4233eb1f-b809-9513-402b-60a344af5ea4</text:p>
          </table:table-cell>
          <table:table-cell/>
        </table:table-row>
        <table:table-row table:style-name="ro1">
          <table:table-cell office:value-type="string" calcext:value-type="string">
            <text:p>Mifos_Web_Server_6 (95)_42338a5c-11b9-bd7e-0ceb-824345af703c</text:p>
          </table:table-cell>
          <table:table-cell/>
        </table:table-row>
        <table:table-row table:style-name="ro1">
          <table:table-cell office:value-type="string" calcext:value-type="string">
            <text:p>Mysql Workligh DB_ME_4233b08a-c389-cfe8-e429-8d78051857b7</text:p>
          </table:table-cell>
          <table:table-cell/>
        </table:table-row>
        <table:table-row table:style-name="ro1">
          <table:table-cell office:value-type="string" calcext:value-type="string">
            <text:p>Mysql_SDB_Server_564d6f9a-4499-0b46-3556-42a9071e9a86</text:p>
          </table:table-cell>
          <table:table-cell/>
        </table:table-row>
        <table:table-row table:style-name="ro1">
          <table:table-cell office:value-type="string" calcext:value-type="string">
            <text:p>NAV_2013_PROD_207_42336703-59a3-254a-0d8a-4b9c40f2854e</text:p>
          </table:table-cell>
          <table:table-cell/>
        </table:table-row>
        <table:table-row table:style-name="ro1">
          <table:table-cell office:value-type="string" calcext:value-type="string">
            <text:p>Nagios_Server_42332b2b-109b-9779-1301-257b0fda507c</text:p>
          </table:table-cell>
          <table:table-cell/>
        </table:table-row>
        <table:table-row table:style-name="ro1">
          <table:table-cell office:value-type="string" calcext:value-type="string">
            <text:p>OpenVPN1_4233dfce-fc72-c3a8-cf62-c2009fe18de6</text:p>
          </table:table-cell>
          <table:table-cell/>
        </table:table-row>
        <table:table-row table:style-name="ro1">
          <table:table-cell office:value-type="string" calcext:value-type="string">
            <text:p>T24-JBOSS-240_4233a5c7-c944-4a13-ed41-a91f42ade0f9</text:p>
          </table:table-cell>
          <table:table-cell/>
        </table:table-row>
        <table:table-row table:style-name="ro1">
          <table:table-cell office:value-type="string" calcext:value-type="string">
            <text:p>T24_DEV_DSI_66_42338a3e-7caf-da4f-790a-f87bb9433061</text:p>
          </table:table-cell>
          <table:table-cell/>
        </table:table-row>
        <table:table-row table:style-name="ro1">
          <table:table-cell office:value-type="string" calcext:value-type="string">
            <text:p>T24_FOR_NAV_564d522e-8647-773b-8cb2-8da88354c1ad</text:p>
          </table:table-cell>
          <table:table-cell/>
        </table:table-row>
        <table:table-row table:style-name="ro1">
          <table:table-cell office:value-type="string" calcext:value-type="string">
            <text:p>T24_JBOSS_Interfaces_240_4233a12f-cbc8-88ef-a221-2ba08bc0da74</text:p>
          </table:table-cell>
          <table:table-cell/>
        </table:table-row>
        <table:table-row table:style-name="ro1">
          <table:table-cell office:value-type="string" calcext:value-type="string">
            <text:p>T24_Prod_TAFJ_Extract_122_564d3319-5838-6d8d-d811-a5b1d369d951</text:p>
          </table:table-cell>
          <table:table-cell/>
        </table:table-row>
        <table:table-row table:style-name="ro1">
          <table:table-cell office:value-type="string" calcext:value-type="string">
            <text:p>T24_TAFJ2_Post_64_564d221f-886a-21e8-e835-62b2d7e3f33c</text:p>
          </table:table-cell>
          <table:table-cell/>
        </table:table-row>
        <table:table-row table:style-name="ro1">
          <table:table-cell office:value-type="string" calcext:value-type="string">
            <text:p>WEB_PHP_42175ae7-e44b-271f-8812-890c7e336e04</text:p>
          </table:table-cell>
          <table:table-cell/>
        </table:table-row>
        <table:table-row table:style-name="ro1">
          <table:table-cell office:value-type="string" calcext:value-type="string">
            <text:p>[IBM]-Worklight_Dev_423389c6-d527-fd45-87da-0338c917e8e1</text:p>
          </table:table-cell>
          <table:table-cell/>
        </table:table-row>
        <table:table-row table:style-name="ro1">
          <table:table-cell office:value-type="string" calcext:value-type="string">
            <text:p>mifos_Web_Server_Reclam_4233e3c8-38ce-32aa-2850-3512e49a5557</text:p>
          </table:table-cell>
          <table:table-cell/>
        </table:table-row>
        <table:table-row table:style-name="ro1">
          <table:table-cell office:value-type="string" calcext:value-type="string">
            <text:p><text:s text:c="8"/>]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rhel6Guest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<text:s/>[</text:p>
          </table:table-cell>
        </table:table-row>
        <table:table-row table:style-name="ro1">
          <table:table-cell office:value-type="string" calcext:value-type="string">
            <text:p>HP-3PAR-VSP-8200-PROD_564d14e0-b5f2-86b7-f130-64c3f194c7bb</text:p>
          </table:table-cell>
          <table:table-cell/>
        </table:table-row>
        <table:table-row table:style-name="ro1">
          <table:table-cell office:value-type="string" calcext:value-type="string">
            <text:p><text:s text:c="8"/>]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rhel7_64Guest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<text:s/>[</text:p>
          </table:table-cell>
        </table:table-row>
        <table:table-row table:style-name="ro1">
          <table:table-cell office:value-type="string" calcext:value-type="string">
            <text:p>Mysql Workligh DB_ME_4233b08a-c389-cfe8-e429-8d78051857b7</text:p>
          </table:table-cell>
          <table:table-cell/>
        </table:table-row>
        <table:table-row table:style-name="ro1">
          <table:table-cell office:value-type="string" calcext:value-type="string">
            <text:p><text:s text:c="8"/>]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ubuntu64Guest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<text:s/>[</text:p>
          </table:table-cell>
        </table:table-row>
        <table:table-row table:style-name="ro1">
          <table:table-cell office:value-type="string" calcext:value-type="string">
            <text:p>Ubuntu-2004-LTS_42332dc7-c190-bf91-5f46-5ce30089201c</text:p>
          </table:table-cell>
          <table:table-cell/>
        </table:table-row>
        <table:table-row table:style-name="ro1">
          <table:table-cell office:value-type="string" calcext:value-type="string">
            <text:p>WEB_PHP_42175ae7-e44b-271f-8812-890c7e336e04</text:p>
          </table:table-cell>
          <table:table-cell/>
        </table:table-row>
        <table:table-row table:style-name="ro1">
          <table:table-cell office:value-type="string" calcext:value-type="string">
            <text:p>[IBM]-Worklight_Dev_423389c6-d527-fd45-87da-0338c917e8e1</text:p>
          </table:table-cell>
          <table:table-cell/>
        </table:table-row>
        <table:table-row table:style-name="ro1">
          <table:table-cell office:value-type="string" calcext:value-type="string">
            <text:p><text:s text:c="8"/>]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winLonghorn64Guest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<text:s/>[</text:p>
          </table:table-cell>
        </table:table-row>
        <table:table-row table:style-name="ro1">
          <table:table-cell office:value-type="string" calcext:value-type="string">
            <text:p>Mifos_Web_Server_1 (205)_4233eb1f-b809-9513-402b-60a344af5ea4</text:p>
          </table:table-cell>
          <table:table-cell/>
        </table:table-row>
        <table:table-row table:style-name="ro1">
          <table:table-cell office:value-type="string" calcext:value-type="string">
            <text:p>mifos_Web_Server_Reclam_4233e3c8-38ce-32aa-2850-3512e49a5557</text:p>
          </table:table-cell>
          <table:table-cell/>
        </table:table-row>
        <table:table-row table:style-name="ro1">
          <table:table-cell office:value-type="string" calcext:value-type="string">
            <text:p><text:s text:c="8"/>]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windows7Server64Guest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<text:s/>[</text:p>
          </table:table-cell>
        </table:table-row>
        <table:table-row table:style-name="ro1">
          <table:table-cell office:value-type="string" calcext:value-type="string">
            <text:p>AD_ENDA_4233a825-51f4-8c0c-04e2-f6540714b614</text:p>
          </table:table-cell>
          <table:table-cell/>
        </table:table-row>
        <table:table-row table:style-name="ro1">
          <table:table-cell office:value-type="string" calcext:value-type="string">
            <text:p>BACKUP_MAJ_FRMW_NAV_42336569-0cca-d658-60e0-b2f12d605b5c</text:p>
          </table:table-cell>
          <table:table-cell/>
        </table:table-row>
        <table:table-row table:style-name="ro1">
          <table:table-cell office:value-type="string" calcext:value-type="string">
            <text:p>ENDACASHSERVER_81_42339ab9-ff30-e897-56e6-f3c725772cce</text:p>
          </table:table-cell>
          <table:table-cell/>
        </table:table-row>
        <table:table-row table:style-name="ro1">
          <table:table-cell office:value-type="string" calcext:value-type="string">
            <text:p>HA_Proxy_LB_2_42330be1-5a43-cd6c-6c97-ef0eae9d2178</text:p>
          </table:table-cell>
          <table:table-cell/>
        </table:table-row>
        <table:table-row table:style-name="ro1">
          <table:table-cell office:value-type="string" calcext:value-type="string">
            <text:p>HA_Proxy_LB_3_4233d528-f14b-4b1a-628a-9cd30cce5ab9</text:p>
          </table:table-cell>
          <table:table-cell/>
        </table:table-row>
        <table:table-row table:style-name="ro1">
          <table:table-cell office:value-type="string" calcext:value-type="string">
            <text:p>HA_Proxy_LB_564d19f1-0f03-0897-9cae-8d0194449faf</text:p>
          </table:table-cell>
          <table:table-cell/>
        </table:table-row>
        <table:table-row table:style-name="ro1">
          <table:table-cell office:value-type="string" calcext:value-type="string">
            <text:p>HRMAPSVM_423388bd-0607-8db6-8bb1-3e4439c8e71a</text:p>
          </table:table-cell>
          <table:table-cell/>
        </table:table-row>
        <table:table-row table:style-name="ro1">
          <table:table-cell office:value-type="string" calcext:value-type="string">
            <text:p>NAV_2013_ENDA_TAMWEEL_4233de5b-12da-789d-f730-172ed0b6e2db</text:p>
          </table:table-cell>
          <table:table-cell/>
        </table:table-row>
        <table:table-row table:style-name="ro1">
          <table:table-cell office:value-type="string" calcext:value-type="string">
            <text:p>NAV_2013_PROD_207_42336703-59a3-254a-0d8a-4b9c40f2854e</text:p>
          </table:table-cell>
          <table:table-cell/>
        </table:table-row>
        <table:table-row table:style-name="ro1">
          <table:table-cell office:value-type="string" calcext:value-type="string">
            <text:p>T24-JBOSS-240_4233a5c7-c944-4a13-ed41-a91f42ade0f9</text:p>
          </table:table-cell>
          <table:table-cell/>
        </table:table-row>
        <table:table-row table:style-name="ro1">
          <table:table-cell office:value-type="string" calcext:value-type="string">
            <text:p>T24_JBOSS_Interfaces_240_4233a12f-cbc8-88ef-a221-2ba08bc0da74</text:p>
          </table:table-cell>
          <table:table-cell/>
        </table:table-row>
        <table:table-row table:style-name="ro1">
          <table:table-cell office:value-type="string" calcext:value-type="string">
            <text:p><text:s text:c="8"/>]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windows7_64Guest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<text:s/>[</text:p>
          </table:table-cell>
        </table:table-row>
        <table:table-row table:style-name="ro1">
          <table:table-cell office:value-type="string" calcext:value-type="string">
            <text:p>Kaspersky_Win2008SRV_42338dc2-3116-4d3c-0812-7212a808b7fd</text:p>
          </table:table-cell>
          <table:table-cell/>
        </table:table-row>
        <table:table-row table:style-name="ro1">
          <table:table-cell office:value-type="string" calcext:value-type="string">
            <text:p><text:s text:c="8"/>]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windows8Server64Guest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<text:s/>[</text:p>
          </table:table-cell>
        </table:table-row>
        <table:table-row table:style-name="ro1">
          <table:table-cell office:value-type="string" calcext:value-type="string">
            <text:p>T24_Clone_Prod_NAV_82_4233f4c9-f5b9-964f-3db9-9f2aba14d312</text:p>
          </table:table-cell>
          <table:table-cell/>
        </table:table-row>
        <table:table-row table:style-name="ro1">
          <table:table-cell office:value-type="string" calcext:value-type="string">
            <text:p>T24_DEV_DSI_66_42338a3e-7caf-da4f-790a-f87bb9433061</text:p>
          </table:table-cell>
          <table:table-cell/>
        </table:table-row>
        <table:table-row table:style-name="ro1">
          <table:table-cell office:value-type="string" calcext:value-type="string">
            <text:p>T24_FOR_NAV_564d522e-8647-773b-8cb2-8da88354c1ad</text:p>
          </table:table-cell>
          <table:table-cell/>
        </table:table-row>
        <table:table-row table:style-name="ro1">
          <table:table-cell office:value-type="string" calcext:value-type="string">
            <text:p>T24_Prod_TAFJ_Extract_122_564d3319-5838-6d8d-d811-a5b1d369d951</text:p>
          </table:table-cell>
          <table:table-cell/>
        </table:table-row>
        <table:table-row table:style-name="ro1">
          <table:table-cell office:value-type="string" calcext:value-type="string">
            <text:p>T24_TAFJ2_Post_64_564d221f-886a-21e8-e835-62b2d7e3f33c</text:p>
          </table:table-cell>
          <table:table-cell/>
        </table:table-row>
        <table:table-row table:style-name="ro1">
          <table:table-cell office:value-type="string" calcext:value-type="string">
            <text:p><text:s text:c="8"/>]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windows9Server64Guest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hosts</text:p>
          </table:table-cell>
          <table:table-cell office:value-type="string" calcext:value-type="string">
            <text:p><text:s/>[</text:p>
          </table:table-cell>
        </table:table-row>
        <table:table-row table:style-name="ro1">
          <table:table-cell office:value-type="string" calcext:value-type="string">
            <text:p>AFFICHAGE_DYN_423333a0-2ef4-e559-3946-1c9d54751bf5</text:p>
          </table:table-cell>
          <table:table-cell/>
        </table:table-row>
        <table:table-row table:style-name="ro1">
          <table:table-cell office:value-type="string" calcext:value-type="string">
            <text:p>WIN_2016_SRV_STD_T24_4233bff5-e613-a8ff-56d8-3b41efcce802</text:p>
          </table:table-cell>
          <table:table-cell/>
        </table:table-row>
        <table:table-row table:style-name="ro1">
          <table:table-cell office:value-type="string" calcext:value-type="string">
            <text:p><text:s text:c="8"/>]</text:p>
          </table:table-cell>
          <table:table-cell/>
        </table:table-row>
        <table:table-row table:style-name="ro1">
          <table:table-cell office:value-type="string" calcext:value-type="string">
            <text:p><text:s text:c="4"/>}</text:p>
          </table:table-cell>
          <table:table-cell/>
        </table:table-row>
        <table:table-row table:style-name="ro1">
          <table:table-cell office:value-type="string" calcext:value-type="string">
            <text:p>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85" meta:object-count="0"/>
    <meta:generator>LibreOffice/5.3.0.3$Windows_X86_64 LibreOffice_project/7074905676c47b82bbcfbea1aeefc84afe1c50e1</meta:generator>
  </office:meta>
</office:document-meta>
</file>